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3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4" style:family="paragraph" style:parent-style-name="Standard">
      <style:text-properties style:font-name="Calibri Light" fo:font-size="11pt" officeooo:rsid="0019ab4d" officeooo:paragraph-rsid="001cc558" style:font-size-asian="11pt" style:font-size-complex="11pt"/>
    </style:style>
    <style:style style:name="P5" style:family="paragraph" style:parent-style-name="Standard">
      <style:text-properties style:font-name="Calibri Light" fo:font-size="11pt" officeooo:rsid="0019ab4d" officeooo:paragraph-rsid="001dc534" style:font-size-asian="11pt" style:font-size-complex="11pt"/>
    </style:style>
    <style:style style:name="P6" style:family="paragraph" style:parent-style-name="Standard">
      <style:text-properties style:font-name="Calibri Light" fo:font-size="11pt" officeooo:rsid="0019ab4d" officeooo:paragraph-rsid="001e82e3" style:font-size-asian="11pt" style:font-size-complex="11pt"/>
    </style:style>
    <style:style style:name="P7" style:family="paragraph" style:parent-style-name="Standard">
      <style:text-properties style:font-name="Calibri Light" fo:font-size="11pt" officeooo:rsid="0019ab4d" officeooo:paragraph-rsid="00203ee3" style:font-size-asian="11pt" style:font-size-complex="11pt"/>
    </style:style>
    <style:style style:name="P8" style:family="paragraph" style:parent-style-name="Standard">
      <style:text-properties style:font-name="Calibri Light" fo:font-size="11pt" officeooo:rsid="0019ab4d" officeooo:paragraph-rsid="0021a44a" style:font-size-asian="11pt" style:font-size-complex="11pt"/>
    </style:style>
    <style:style style:name="P9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10" style:family="paragraph" style:parent-style-name="Standard">
      <style:text-properties style:font-name="Calibri Light" fo:font-size="12pt" fo:font-weight="bold" officeooo:rsid="0019ab4d" officeooo:paragraph-rsid="0019ab4d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Calibri Light" fo:font-size="10pt" fo:font-weight="bold" officeooo:rsid="0019ab4d" officeooo:paragraph-rsid="0019ab4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Calibri Light" fo:font-size="10pt" fo:font-weight="bold" officeooo:rsid="0019ab4d" officeooo:paragraph-rsid="001cc558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Calibri Light" fo:font-size="11pt" officeooo:rsid="0019ab4d" officeooo:paragraph-rsid="0021a44a" style:font-size-asian="11pt" style:font-size-complex="11pt"/>
    </style:style>
    <style:style style:name="P14" style:family="paragraph" style:parent-style-name="Standard">
      <style:text-properties style:font-name="Calibri Light" fo:font-size="11pt" officeooo:rsid="001bd41b" officeooo:paragraph-rsid="0022bd30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558" style:font-weight-asian="bold" style:font-weight-complex="bold"/>
    </style:style>
    <style:style style:name="T3" style:family="text">
      <style:text-properties fo:font-weight="bold" officeooo:rsid="001dc534" style:font-weight-asian="bold" style:font-weight-complex="bold"/>
    </style:style>
    <style:style style:name="T4" style:family="text">
      <style:text-properties fo:font-weight="bold" officeooo:rsid="00203ee3" style:font-weight-asian="bold" style:font-weight-complex="bold"/>
    </style:style>
    <style:style style:name="T5" style:family="text">
      <style:text-properties officeooo:rsid="001dc534"/>
    </style:style>
    <style:style style:name="T6" style:family="text">
      <style:text-properties officeooo:rsid="001e82e3"/>
    </style:style>
    <style:style style:name="T7" style:family="text">
      <style:text-properties officeooo:rsid="00203ee3"/>
    </style:style>
    <style:style style:name="T8" style:family="text">
      <style:text-properties officeooo:rsid="00206233"/>
    </style:style>
    <style:style style:name="T9" style:family="text">
      <style:text-properties officeooo:rsid="001d97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2"/>
      <text:p text:style-name="P14">A travé<text:span text:style-name="T9">s </text:span>de Comp<text:span text:style-name="T9">ass</text:span> de MongoDB, accede al archivo MOVIES dentro de la bases de datos de SAMPLE_MFLIX dentro de las colecciones que ofrece la aplicación por defecto. </text:p>
      <text:p text:style-name="P3"/>
      <text:p text:style-name="P9">Realiza las siguientes consultas aplicando los filtros pertinentes en el cuadro de texto.</text:p>
      <text:p text:style-name="P2"/>
      <text:p text:style-name="P4"><text:span text:style-name="T1">Ejercicio </text:span><text:span text:style-name="T2">1</text:span><text:span text:style-name="T1">.- </text:span>Busca las películas que tengan una mayor que 80 y menor que 90 en Metacritic.</text:p>
      <text:p text:style-name="P12"/>
      <text:p text:style-name="P8"><text:span text:style-name="T1">Ejercicio </text:span><text:span text:style-name="T2">2</text:span><text:span text:style-name="T1">.-</text:span> Busca las películas que contengan la palabra "English" en alguno de sus campos.</text:p>
      <text:p text:style-name="P8"/>
      <text:p text:style-name="P8"><text:span text:style-name="T1">Ejercicio </text:span><text:span text:style-name="T2">3</text:span><text:span text:style-name="T1">.-</text:span> Busca las películas que contengan la palabra "English" o "Russian" en alguno de sus campos.</text:p>
      <text:p text:style-name="P4"/>
      <text:p text:style-name="P7"><text:span text:style-name="T1">Ejercicio</text:span><text:span text:style-name="T3"> </text:span><text:span text:style-name="T4">4</text:span><text:span text:style-name="T1">.-</text:span> Busca las películas <text:span text:style-name="T7">que no hayan sido dirigidas por </text:span>"Frank Capra" <text:span text:style-name="T7">ni </text:span>"Andrew L. Stone".</text:p>
      <text:p text:style-name="P7"/>
      <text:p text:style-name="P7"><text:span text:style-name="T1">Ejercicio </text:span><text:span text:style-name="T4">5</text:span><text:span text:style-name="T1">.-</text:span> Busca las películas <text:span text:style-name="T5">que </text:span><text:span text:style-name="T7">no </text:span><text:span text:style-name="T5">tengan un</text:span><text:span text:style-name="T7">a duración mayor a 80.</text:span></text:p>
      <text:p text:style-name="P7"/>
      <text:p text:style-name="P5"><text:span text:style-name="T1">Ejercicio </text:span><text:span text:style-name="T4">6</text:span><text:span text:style-name="T1">.-</text:span> Busca las películas <text:span text:style-name="T5">con un género igual a Drama, mayor nota que 90 en Metacritic o director Maurice Tourneur.</text:span></text:p>
      <text:p text:style-name="P4"/>
      <text:p text:style-name="P5"><text:span text:style-name="T1">Ejercicio </text:span><text:span text:style-name="T4">7</text:span><text:span text:style-name="T1">.-</text:span> Busca las películas <text:span text:style-name="T5">que tengan un director con un nombre que comience por la letra “A”.</text:span></text:p>
      <text:p text:style-name="P10"/>
      <text:p text:style-name="P5"><text:span text:style-name="T1">Ejercicio </text:span><text:span text:style-name="T4">8</text:span><text:span text:style-name="T1">.- </text:span>Busca las películas <text:span text:style-name="T5">que tengan un director con un nombre que contenga la letra ”x”.</text:span></text:p>
      <text:p text:style-name="P10"/>
      <text:p text:style-name="P6"><text:span text:style-name="T1">Ejercicio </text:span><text:span text:style-name="T4">9</text:span><text:span text:style-name="T1">.- </text:span>Busca las películas <text:span text:style-name="T5">que tengan un director con un nombre que </text:span><text:span text:style-name="T6">termine por</text:span><text:span text:style-name="T5"> la letra ”</text:span><text:span text:style-name="T6">t</text:span><text:span text:style-name="T5">”.</text:span></text:p>
      <text:p text:style-name="P2"/>
      <text:p text:style-name="P7"><text:span text:style-name="T1">Ejercicio </text:span><text:span text:style-name="T4">10</text:span><text:span text:style-name="T1">.-</text:span> Busca las películas <text:span text:style-name="T5">q</text:span><text:span text:style-name="T8">ue sean de género Drama o Action, el nombre del director comienzo por la letra G y el tiempo de la película sea mayor o igual que 80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4-06-27T12:06:40.608000000</dc:date>
    <meta:editing-duration>PT1H8M59S</meta:editing-duration>
    <meta:editing-cycles>1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3" meta:word-count="230" meta:character-count="1334" meta:non-whitespace-character-count="1116"/>
  </office:meta>
</office:document-meta>
</file>